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41762fa" officeooo:paragraph-rsid="041762fa"/>
    </style:style>
    <style:style style:name="P2" style:family="paragraph" style:parent-style-name="Title">
      <style:text-properties officeooo:rsid="041762fa" officeooo:paragraph-rsid="041762fa"/>
    </style:style>
    <style:style style:name="P3" style:family="paragraph" style:parent-style-name="Text_20_body">
      <style:text-properties officeooo:rsid="041762fa" officeooo:paragraph-rsid="041762fa"/>
    </style:style>
    <style:style style:name="P4" style:family="paragraph" style:parent-style-name="Text_20_body">
      <style:text-properties officeooo:rsid="011394f8" officeooo:paragraph-rsid="011d5a6b"/>
    </style:style>
    <style:style style:name="P5" style:family="paragraph" style:parent-style-name="Text_20_body">
      <style:text-properties officeooo:rsid="0007204f" officeooo:paragraph-rsid="015bf5ca"/>
    </style:style>
    <style:style style:name="P6" style:family="paragraph" style:parent-style-name="Text_20_body">
      <style:text-properties officeooo:rsid="02ae12ea" officeooo:paragraph-rsid="02ae12ea"/>
    </style:style>
    <style:style style:name="P7" style:family="paragraph" style:parent-style-name="Text_20_body">
      <style:text-properties officeooo:rsid="0365b438" officeooo:paragraph-rsid="0413e173"/>
    </style:style>
    <style:style style:name="P8" style:family="paragraph" style:parent-style-name="Subtitle">
      <style:text-properties officeooo:rsid="015bf5ca" officeooo:paragraph-rsid="015bf5ca"/>
    </style:style>
    <style:style style:name="P9" style:family="paragraph" style:parent-style-name="Text_20_body">
      <style:text-properties officeooo:rsid="0406d1c1" officeooo:paragraph-rsid="02ae12ea"/>
    </style:style>
    <style:style style:name="P10" style:family="paragraph" style:parent-style-name="Text_20_body">
      <style:text-properties officeooo:rsid="0063ed7a" officeooo:paragraph-rsid="018e167c"/>
    </style:style>
    <style:style style:name="P11" style:family="paragraph" style:parent-style-name="Text_20_body">
      <style:text-properties officeooo:rsid="0425e878" officeooo:paragraph-rsid="0425e878"/>
    </style:style>
    <style:style style:name="P12" style:family="paragraph" style:parent-style-name="Text_20_body">
      <style:text-properties officeooo:rsid="042dffe7" officeooo:paragraph-rsid="042dffe7"/>
    </style:style>
    <style:style style:name="P13" style:family="paragraph" style:parent-style-name="Text_20_body">
      <style:text-properties officeooo:rsid="015717a7" officeooo:paragraph-rsid="04476795"/>
    </style:style>
    <style:style style:name="P14" style:family="paragraph" style:parent-style-name="Text_20_body">
      <style:text-properties officeooo:rsid="043dafc0" officeooo:paragraph-rsid="043dafc0"/>
    </style:style>
    <style:style style:name="P15" style:family="paragraph" style:parent-style-name="Text_20_body">
      <style:paragraph-properties fo:text-align="center" style:justify-single-word="false"/>
      <style:text-properties officeooo:rsid="045e2ca8" officeooo:paragraph-rsid="045e2ca8"/>
    </style:style>
    <style:style style:name="P16" style:family="paragraph" style:parent-style-name="Text_20_body">
      <style:text-properties officeooo:rsid="046ae38f" officeooo:paragraph-rsid="046ae38f"/>
    </style:style>
    <style:style style:name="P17" style:family="paragraph" style:parent-style-name="Text_20_body">
      <style:text-properties officeooo:rsid="046b131a" officeooo:paragraph-rsid="046b131a"/>
    </style:style>
    <style:style style:name="P18" style:family="paragraph" style:parent-style-name="Contents_20_1">
      <style:paragraph-properties>
        <style:tab-stops>
          <style:tab-stop style:position="6.9244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Index_20_Heading">
      <style:paragraph-properties fo:break-before="page"/>
    </style:style>
    <style:style style:name="P21" style:family="paragraph" style:parent-style-name="Text_20_body">
      <style:text-properties officeooo:rsid="04255b70" officeooo:paragraph-rsid="0479bf90"/>
    </style:style>
    <style:style style:name="P22" style:family="paragraph" style:parent-style-name="Text_20_body">
      <style:text-properties officeooo:rsid="047c836f" officeooo:paragraph-rsid="047c836f"/>
    </style:style>
    <style:style style:name="P23" style:family="paragraph" style:parent-style-name="Text_20_body">
      <style:text-properties officeooo:rsid="048113fe" officeooo:paragraph-rsid="048113fe"/>
    </style:style>
    <style:style style:name="P24" style:family="paragraph" style:parent-style-name="Index_20_1">
      <style:paragraph-properties>
        <style:tab-stops>
          <style:tab-stop style:position="3.4366in"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48113fe" officeooo:paragraph-rsid="048113fe"/>
    </style:style>
    <style:style style:name="P27" style:family="paragraph" style:parent-style-name="Heading_20_1">
      <style:paragraph-properties fo:break-before="page"/>
      <style:text-properties officeooo:rsid="0425e878" officeooo:paragraph-rsid="0425e878"/>
    </style:style>
    <style:style style:name="P28" style:family="paragraph" style:parent-style-name="Heading_20_1">
      <style:paragraph-properties fo:break-before="page"/>
      <style:text-properties officeooo:rsid="04255b70" officeooo:paragraph-rsid="04255b70"/>
    </style:style>
    <style:style style:name="P29" style:family="paragraph" style:parent-style-name="Heading_20_1">
      <style:paragraph-properties fo:break-before="page"/>
      <style:text-properties officeooo:rsid="042dffe7" officeooo:paragraph-rsid="042dffe7"/>
    </style:style>
    <style:style style:name="P30" style:family="paragraph" style:parent-style-name="Heading_20_1">
      <style:paragraph-properties fo:break-before="page"/>
      <style:text-properties officeooo:rsid="046b131a" officeooo:paragraph-rsid="046b131a"/>
    </style:style>
    <style:style style:name="P31" style:family="paragraph" style:parent-style-name="Heading_20_1">
      <style:paragraph-properties fo:break-before="page"/>
      <style:text-properties officeooo:rsid="046ae38f" officeooo:paragraph-rsid="046ae38f"/>
    </style:style>
    <style:style style:name="P32" style:family="paragraph" style:parent-style-name="Heading_20_1">
      <style:paragraph-properties fo:break-before="page"/>
      <style:text-properties officeooo:rsid="047c836f" officeooo:paragraph-rsid="047c836f"/>
    </style:style>
    <style:style style:name="P33" style:family="paragraph" style:parent-style-name="Heading_20_1">
      <style:paragraph-properties fo:break-before="page"/>
      <style:text-properties officeooo:rsid="02ae12ea" officeooo:paragraph-rsid="02ae12ea"/>
    </style:style>
    <style:style style:name="P34" style:family="paragraph" style:parent-style-name="Heading_20_1">
      <style:paragraph-properties fo:break-before="page"/>
      <style:text-properties officeooo:rsid="03659af0" officeooo:paragraph-rsid="0413e173"/>
    </style:style>
    <style:style style:name="P35" style:family="paragraph" style:parent-style-name="Heading_20_1">
      <style:paragraph-properties fo:break-before="page"/>
      <style:text-properties officeooo:rsid="043cb344" officeooo:paragraph-rsid="043cb344"/>
    </style:style>
    <style:style style:name="P36" style:family="paragraph" style:parent-style-name="Index_20_1">
      <style:paragraph-properties>
        <style:tab-stops>
          <style:tab-stop style:position="3.4366in" style:type="right" style:leader-style="dotted" style:leader-text="."/>
        </style:tab-stops>
      </style:paragraph-properties>
    </style:style>
    <style:style style:name="P37" style:family="paragraph" style:parent-style-name="Index_20_Heading">
      <style:paragraph-properties fo:break-before="page"/>
    </style:style>
    <style:style style:name="P38" style:family="paragraph" style:parent-style-name="Text_20_body">
      <style:text-properties officeooo:rsid="0456e949" officeooo:paragraph-rsid="0479bf90"/>
    </style:style>
    <style:style style:name="T1" style:family="text">
      <style:text-properties officeooo:rsid="015ceaa4"/>
    </style:style>
    <style:style style:name="T2" style:family="text">
      <style:text-properties officeooo:rsid="015717a7"/>
    </style:style>
    <style:style style:name="T3" style:family="text">
      <style:text-properties officeooo:rsid="02b0308a"/>
    </style:style>
    <style:style style:name="T4" style:family="text">
      <style:text-properties officeooo:rsid="02b12bc4"/>
    </style:style>
    <style:style style:name="T5" style:family="text">
      <style:text-properties officeooo:rsid="02b3f91b"/>
    </style:style>
    <style:style style:name="T6" style:family="text">
      <style:text-properties officeooo:rsid="02c64472"/>
    </style:style>
    <style:style style:name="T7" style:family="text">
      <style:text-properties officeooo:rsid="037298e6"/>
    </style:style>
    <style:style style:name="T8" style:family="text">
      <style:text-properties officeooo:rsid="03a312a2"/>
    </style:style>
    <style:style style:name="T9" style:family="text">
      <style:text-properties officeooo:rsid="03a371d8"/>
    </style:style>
    <style:style style:name="T10" style:family="text">
      <style:text-properties officeooo:rsid="03c02a1e"/>
    </style:style>
    <style:style style:name="T11" style:family="text">
      <style:text-properties officeooo:rsid="03d97c4e"/>
    </style:style>
    <style:style style:name="T12" style:family="text">
      <style:text-properties officeooo:rsid="041762fa"/>
    </style:style>
    <style:style style:name="T13" style:family="text">
      <style:text-properties officeooo:rsid="0417a1e1"/>
    </style:style>
    <style:style style:name="T14" style:family="text">
      <style:text-properties officeooo:rsid="041a95c2"/>
    </style:style>
    <style:style style:name="T15" style:family="text">
      <style:text-properties officeooo:rsid="041be949"/>
    </style:style>
    <style:style style:name="T16" style:family="text">
      <style:text-properties officeooo:rsid="041e1c1c"/>
    </style:style>
    <style:style style:name="T17" style:family="text">
      <style:text-properties officeooo:rsid="041f5e43"/>
    </style:style>
    <style:style style:name="T18" style:family="text">
      <style:text-properties officeooo:rsid="042126e1"/>
    </style:style>
    <style:style style:name="T19" style:family="text">
      <style:text-properties officeooo:rsid="042490d1"/>
    </style:style>
    <style:style style:name="T20" style:family="text">
      <style:text-properties officeooo:rsid="0427bdb9"/>
    </style:style>
    <style:style style:name="T21" style:family="text">
      <style:text-properties officeooo:rsid="0428b4e9"/>
    </style:style>
    <style:style style:name="T22" style:family="text">
      <style:text-properties officeooo:rsid="04290b10"/>
    </style:style>
    <style:style style:name="T23" style:family="text">
      <style:text-properties officeooo:rsid="042fef17"/>
    </style:style>
    <style:style style:name="T24" style:family="text">
      <style:text-properties officeooo:rsid="0432165c"/>
    </style:style>
    <style:style style:name="T25" style:family="text">
      <style:text-properties officeooo:rsid="0433b201"/>
    </style:style>
    <style:style style:name="T26" style:family="text">
      <style:text-properties officeooo:rsid="043926c4"/>
    </style:style>
    <style:style style:name="T27" style:family="text">
      <style:text-properties officeooo:rsid="043b8e1b"/>
    </style:style>
    <style:style style:name="T28" style:family="text">
      <style:text-properties officeooo:rsid="043ba39f"/>
    </style:style>
    <style:style style:name="T29" style:family="text">
      <style:text-properties officeooo:rsid="043c8bf3"/>
    </style:style>
    <style:style style:name="T30" style:family="text">
      <style:text-properties officeooo:rsid="043f690f"/>
    </style:style>
    <style:style style:name="T31" style:family="text">
      <style:text-properties officeooo:rsid="0444e3ac"/>
    </style:style>
    <style:style style:name="T32" style:family="text">
      <style:text-properties officeooo:rsid="0448ae93"/>
    </style:style>
    <style:style style:name="T33" style:family="text">
      <style:text-properties officeooo:rsid="0449d303"/>
    </style:style>
    <style:style style:name="T34" style:family="text">
      <style:text-properties officeooo:rsid="044a8d3f"/>
    </style:style>
    <style:style style:name="T35" style:family="text">
      <style:text-properties officeooo:rsid="044e0082"/>
    </style:style>
    <style:style style:name="T36" style:family="text">
      <style:text-properties officeooo:rsid="044f5f01"/>
    </style:style>
    <style:style style:name="T37" style:family="text">
      <style:text-properties officeooo:rsid="0451e86e"/>
    </style:style>
    <style:style style:name="T38" style:family="text">
      <style:text-properties officeooo:rsid="045371cd"/>
    </style:style>
    <style:style style:name="T39" style:family="text">
      <style:text-properties officeooo:rsid="04545699"/>
    </style:style>
    <style:style style:name="T40" style:family="text">
      <style:text-properties officeooo:rsid="0455c67a"/>
    </style:style>
    <style:style style:name="T41" style:family="text">
      <style:text-properties officeooo:rsid="045788ba"/>
    </style:style>
    <style:style style:name="T42" style:family="text">
      <style:text-properties officeooo:rsid="045ac43d"/>
    </style:style>
    <style:style style:name="T43" style:family="text">
      <style:text-properties officeooo:rsid="046432b3"/>
    </style:style>
    <style:style style:name="T44" style:family="text">
      <style:text-properties officeooo:rsid="0464ab9f"/>
    </style:style>
    <style:style style:name="T45" style:family="text">
      <style:text-properties officeooo:rsid="04669747"/>
    </style:style>
    <style:style style:name="T46" style:family="text">
      <style:text-properties officeooo:rsid="0467ab2a"/>
    </style:style>
    <style:style style:name="T47" style:family="text">
      <style:text-properties officeooo:rsid="04699495"/>
    </style:style>
    <style:style style:name="T48" style:family="text">
      <style:text-properties officeooo:rsid="046c60df"/>
    </style:style>
    <style:style style:name="T49" style:family="text">
      <style:text-properties officeooo:rsid="046d1981"/>
    </style:style>
    <style:style style:name="T50" style:family="text">
      <style:text-properties officeooo:rsid="046edf13"/>
    </style:style>
    <style:style style:name="T51" style:family="text">
      <style:text-properties officeooo:rsid="047032d5"/>
    </style:style>
    <style:style style:name="T52" style:family="text">
      <style:text-properties officeooo:rsid="04719b54"/>
    </style:style>
    <style:style style:name="T53" style:family="text">
      <style:text-properties officeooo:rsid="04733d68"/>
    </style:style>
    <style:style style:name="T54" style:family="text">
      <style:text-properties officeooo:rsid="04739b57"/>
    </style:style>
    <style:style style:name="T55" style:family="text">
      <style:text-properties officeooo:rsid="0478f896"/>
    </style:style>
    <style:style style:name="T56" style:family="text">
      <style:text-properties officeooo:rsid="047920e5"/>
    </style:style>
    <style:style style:name="T57" style:family="text">
      <style:text-properties officeooo:rsid="047a10f6"/>
    </style:style>
    <style:style style:name="T58" style:family="text">
      <style:text-properties officeooo:rsid="047af58e"/>
    </style:style>
    <style:style style:name="T59" style:family="text">
      <style:text-properties officeooo:rsid="047b5614"/>
    </style:style>
    <style:style style:name="T60" style:family="text">
      <style:text-properties officeooo:rsid="04800159"/>
    </style:style>
    <style:style style:name="T61" style:family="text">
      <style:text-properties officeooo:rsid="0482c98c"/>
    </style:style>
    <style:style style:name="T62" style:family="text">
      <style:text-properties officeooo:rsid="04849288"/>
    </style:style>
    <style:style style:name="T63" style:family="text">
      <style:text-properties officeooo:rsid="04858758"/>
    </style:style>
    <style:style style:name="T64" style:family="text">
      <style:text-properties officeooo:rsid="04865317"/>
    </style:style>
    <style:style style:name="T65" style:family="text">
      <style:text-properties officeooo:rsid="0487b380"/>
    </style:style>
    <style:style style:name="T66" style:family="text">
      <style:text-properties officeooo:rsid="048ab198"/>
    </style:style>
    <style:style style:name="T67" style:family="text">
      <style:text-properties officeooo:rsid="048b6d9a"/>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Glitch</text:p>
      <text:p text:style-name="P8">A <text:span text:style-name="T12">Visual Compiler</text:span></text:p>
      <text:p text:style-name="P15">2025.0<text:span text:style-name="T55">5</text:span>.<text:span text:style-name="T55">0</text:span><text:span text:style-name="T67">8</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9">Table of Contents</text:p>
          </text:index-title>
          <text:p text:style-name="P18"><text:a xlink:type="simple" xlink:href="#__RefHeading___Toc105_989239493" text:style-name="Index_20_Link" text:visited-style-name="Index_20_Link">Introduction<text:tab/>3</text:a></text:p>
          <text:p text:style-name="P18"><text:a xlink:type="simple" xlink:href="#__RefHeading___Toc850_3833476109" text:style-name="Index_20_Link" text:visited-style-name="Index_20_Link">ASH<text:tab/>4</text:a></text:p>
          <text:p text:style-name="P18"><text:a xlink:type="simple" xlink:href="#__RefHeading___Toc1393_735105552" text:style-name="Index_20_Link" text:visited-style-name="Index_20_Link">Arduino Special Functions<text:tab/>5</text:a></text:p>
          <text:p text:style-name="P18"><text:a xlink:type="simple" xlink:href="#__RefHeading___Toc1393_735105551" text:style-name="Index_20_Link" text:visited-style-name="Index_20_Link">Creating New Diagrams<text:tab/>6</text:a></text:p>
          <text:p text:style-name="P18"><text:a xlink:type="simple" xlink:href="#__RefHeading___Toc1583_3307065881" text:style-name="Index_20_Link" text:visited-style-name="Index_20_Link">Editing Diagrams<text:tab/>7</text:a></text:p>
          <text:p text:style-name="P18"><text:a xlink:type="simple" xlink:href="#__RefHeading___Toc766_2701573235" text:style-name="Index_20_Link" text:visited-style-name="Index_20_Link">Flow-Control Objects<text:tab/>8</text:a></text:p>
          <text:p text:style-name="P18"><text:a xlink:type="simple" xlink:href="#__RefHeading___Toc768_2701573235" text:style-name="Index_20_Link" text:visited-style-name="Index_20_Link">Function Objects<text:tab/>9</text:a></text:p>
          <text:p text:style-name="P18"><text:a xlink:type="simple" xlink:href="#__RefHeading___Toc818_3833476109" text:style-name="Index_20_Link" text:visited-style-name="Index_20_Link">Object Order<text:tab/>10</text:a></text:p>
          <text:p text:style-name="P18"><text:a xlink:type="simple" xlink:href="#__RefHeading___Toc1583_330706588" text:style-name="Index_20_Link" text:visited-style-name="Index_20_Link">Operating Systems<text:tab/>11</text:a></text:p>
          <text:p text:style-name="P18"><text:a xlink:type="simple" xlink:href="#__RefHeading___Toc2479_3383179068" text:style-name="Index_20_Link" text:visited-style-name="Index_20_Link">SQL Injections<text:tab/>12</text:a></text:p>
          <text:p text:style-name="P18"><text:a xlink:type="simple" xlink:href="#__RefHeading___Toc2479_33831790681" text:style-name="Index_20_Link" text:visited-style-name="Index_20_Link">Wiring Objects<text:tab/>13</text:a></text:p>
        </text:index-body>
      </text:table-of-content>
      <text:p text:style-name="P5"/>
      <text:h text:style-name="P25" text:outline-level="1"><text:bookmark-start text:name="__RefHeading___Toc105_989239493"/>Introduction<text:bookmark-end text:name="__RefHeading___Toc105_989239493"/></text:h>
      <text:p text:style-name="P3"><text:alphabetical-index-mark-start text:id="IMark95600796489552"/>Glitch<text:alphabetical-index-mark-end text:id="IMark95600796489552"/> is a <text:alphabetical-index-mark-start text:id="IMark95600796556096"/>visual compiler<text:alphabetical-index-mark-end text:id="IMark95600796556096"/>. <text:span text:style-name="T21">The software </text:span><text:span text:style-name="T31">interprets</text:span><text:span text:style-name="T25"> </text:span><text:alphabetical-index-mark-start text:id="IMark95600796563152"/><text:span text:style-name="T15">block diagrams</text:span><text:alphabetical-index-mark-end text:id="IMark95600796563152"/><text:span text:style-name="T15"> </text:span><text:span text:style-name="T54">(</text:span><text:alphabetical-index-mark text:string-value="blueprints"/><text:span text:style-name="T15">blueprints</text:span><text:span text:style-name="T54">)</text:span><text:span text:style-name="T15"> </text:span><text:span text:style-name="T31">and translates the diagrams into </text:span><text:alphabetical-index-mark-start text:id="IMark95600796718400"/><text:span text:style-name="T15">Arduino</text:span><text:alphabetical-index-mark-end text:id="IMark95600796718400"/><text:span text:style-name="T15"> intermediate </text:span><text:span text:style-name="T49">C </text:span><text:span text:style-name="T15">source. </text:span><text:span text:style-name="T25">Glitch </text:span><text:span text:style-name="T19">is</text:span><text:span text:style-name="T22"> </text:span><text:span text:style-name="T19">extensible </text:span><text:span text:style-name="T21">with</text:span><text:span text:style-name="T19"> other frameworks, </text:span><text:span text:style-name="T27">for example, </text:span><text:span text:style-name="T28">the C programming language.</text:span></text:p>
      <text:p text:style-name="P13"><text:span text:style-name="T13">Glitch</text:span> <text:span text:style-name="T50">is </text:span>functional on any operating system where <text:alphabetical-index-mark-start text:id="IMark95600796489552"/><text:span text:style-name="T24">Qt LTS</text:span><text:alphabetical-index-mark-end text:id="IMark95600796489552"/><text:span text:style-name="T24"> is supported</text:span>. <text:alphabetical-index-mark-start text:id="IMark95600735086112"/><text:span text:style-name="T23">Qt 5.5.1</text:span><text:alphabetical-index-mark-end text:id="IMark95600735086112"/><text:span text:style-name="T23"> is supported for </text:span><text:alphabetical-index-mark-start text:id="IMark95600796602016"/><text:span text:style-name="T23">PowerPC</text:span><text:alphabetical-index-mark-end text:id="IMark95600796602016"/><text:span text:style-name="T23"> and other operating systems. </text:span><text:span text:style-name="T8">Qt 4.8.x is considered obsolete </text:span><text:span text:style-name="T10">and is not supported</text:span><text:span text:style-name="T8">.</text:span></text:p>
      <text:p text:style-name="P10">The source <text:span text:style-name="T9">of </text:span><text:span text:style-name="T13">Glitch </text:span>is available at <text:a xlink:type="simple" xlink:href="https://github.com/textbrowser/glitch" text:style-name="Internet_20_link" text:visited-style-name="Visited_20_Internet_20_Link"><text:span text:style-name="T2">https://github.com/textbrowser/</text:span><text:span text:style-name="T16">glitch</text:span></text:a><text:span text:style-name="T16">.</text:span></text:p>
      <text:p text:style-name="P10"/>
      <text:h text:style-name="P26" text:outline-level="1"><text:bookmark-start text:name="__RefHeading___Toc850_3833476109"/>ASH<text:bookmark-end text:name="__RefHeading___Toc850_3833476109"/></text:h>
      <text:p text:style-name="P23">ASH (a shell) is an interactive textual interface included with a diagram. It is usually situated at the bottom of a design window. Within ASH, shortcut instructions may be executed. For example, the instruction save writes <text:span text:style-name="T61">a</text:span> diagram’<text:span text:style-name="T61">s contents </text:span>to its respective database file. <text:span text:style-name="T62">The instruction help lists the available commands.</text:span></text:p>
      <text:p text:style-name="P23"/>
      <text:h text:style-name="P27" text:outline-level="1"><text:bookmark-start text:name="__RefHeading___Toc1393_735105552"/>Arduino Special Functions<text:bookmark-end text:name="__RefHeading___Toc1393_735105552"/></text:h>
      <text:p text:style-name="P11">The <text:alphabetical-index-mark-start text:id="IMark95600796720000"/>Arduino<text:alphabetical-index-mark-end text:id="IMark95600796720000"/> programming interface requires two special functions, <text:alphabetical-index-mark-start text:id="IMark95600792324752"/>loop()<text:alphabetical-index-mark-end text:id="IMark95600792324752"/> and <text:alphabetical-index-mark-start text:id="IMark95600796347488"/>setup()<text:alphabetical-index-mark-end text:id="IMark95600796347488"/>. The functions are automatically assigned to <text:span text:style-name="T32">an </text:span>Arduino <text:span text:style-name="T32">diagram after </text:span><text:span text:style-name="T39">a</text:span><text:span text:style-name="T32"> diagram is created. </text:span><text:span text:style-name="T43">The objects representing the two methods </text:span><text:span text:style-name="T44">are assigned </text:span><text:span text:style-name="T43">static geometries </text:span><text:span text:style-name="T51">and are situated at the top-left corner of a diagram.</text:span></text:p>
      <text:p text:style-name="P11"/>
      <text:h text:style-name="P28" text:outline-level="1"><text:bookmark-start text:name="__RefHeading___Toc1393_735105551"/>Creating <text:span text:style-name="T29">New </text:span>Diagrams<text:bookmark-end text:name="__RefHeading___Toc1393_735105551"/></text:h>
      <text:p text:style-name="P21">New diagrams may be created via File → New Diagram → Arduino. After a diagram is initialized, editing <text:span text:style-name="T45">may begin</text:span>. <text:span text:style-name="T20">To </text:span><text:span text:style-name="T56">assign</text:span><text:span text:style-name="T20"> an object </text:span><text:span text:style-name="T56">to a diagram</text:span><text:span text:style-name="T20">, drag-and-drop </text:span><text:span text:style-name="T62">the object</text:span><text:span text:style-name="T20"> from the </text:span><text:alphabetical-index-mark-start text:id="IMark95600799522000"/><text:span text:style-name="T20">Categories</text:span><text:alphabetical-index-mark-end text:id="IMark95600799522000"/><text:span text:style-name="T20"> tree widget. </text:span><text:span text:style-name="T33">Objects may also be added from the copy buffer via paste event</text:span><text:span text:style-name="T42">s</text:span><text:span text:style-name="T33">. </text:span><text:span text:style-name="T46">Each object type offers </text:span><text:span text:style-name="T63">generic</text:span><text:span text:style-name="T46"> and specific properties which are accessible via context menus and property editors.</text:span></text:p>
      <text:p text:style-name="P38">Diagram information is recorded in a portable SQLite database.</text:p>
      <text:p text:style-name="P21"/>
      <text:h text:style-name="P29" text:outline-level="1"><text:bookmark-start text:name="__RefHeading___Toc1583_3307065881"/>Editing Diagrams<text:bookmark-end text:name="__RefHeading___Toc1583_3307065881"/></text:h>
      <text:p text:style-name="P12">Existing objects may be edited via direct interactions. <text:span text:style-name="T34">A </text:span><text:alphabetical-index-mark-start text:id="IMark95600796720000"/><text:span text:style-name="T37">co</text:span>ntext menu<text:alphabetical-index-mark-end text:id="IMark95600796720000"/> <text:span text:style-name="T34">is</text:span> also available for each object. <text:span text:style-name="T41">The context menu contains generic and specific properties.</text:span> <text:alphabetical-index-mark-start text:id="IMark95600797019504"/>Copying<text:alphabetical-index-mark-end text:id="IMark95600797019504"/> and <text:alphabetical-index-mark-start text:id="IMark95600794792752"/>pasting<text:alphabetical-index-mark-end text:id="IMark95600794792752"/> objects are also allowed. A <text:span text:style-name="T64">diagram includes a</text:span> single <text:alphabetical-index-mark-start text:id="IMark95600797255264"/>redo / undo stack<text:alphabetical-index-mark-end text:id="IMark95600797255264"/> <text:span text:style-name="T64">which </text:span>provides rich redo / undo behavior.</text:p>
      <text:p text:style-name="P12"/>
      <text:h text:style-name="P30" text:outline-level="1"><text:bookmark-start text:name="__RefHeading___Toc766_2701573235"/>Flow-Control Objects<text:bookmark-end text:name="__RefHeading___Toc766_2701573235"/></text:h>
      <text:p text:style-name="P17">Objects such as switch statements may contain Arduino instructions. If a flow-control object contains at least one <text:span text:style-name="T57">object</text:span>, the flow-control object’s <text:span text:style-name="T65">name</text:span> will be underlined.</text:p>
      <text:p text:style-name="P17"/>
      <text:h text:style-name="P31" text:outline-level="1"><text:bookmark-start text:name="__RefHeading___Toc768_2701573235"/>Function <text:span text:style-name="T48">Objects</text:span><text:bookmark-end text:name="__RefHeading___Toc768_2701573235"/></text:h>
      <text:p text:style-name="P16">A Glitch function having an underlined name indicates that the function has a non-empty body. That is, the function contains at least one <text:span text:style-name="T58">object</text:span>.</text:p>
      <text:p text:style-name="P16"/>
      <text:h text:style-name="P32" text:outline-level="1"><text:bookmark-start text:name="__RefHeading___Toc818_3833476109"/>Object Order<text:bookmark-end text:name="__RefHeading___Toc818_3833476109"/></text:h>
      <text:p text:style-name="P22">An object is assigned an order in the parent diagram. The order is associated with the object’s placement in the generated source file. Objects of lower order are placed at the beginning of the generated file. The special Arduino methods loop() and setup() are placed at the <text:span text:style-name="T60">end</text:span> of the generated source file.</text:p>
      <text:p text:style-name="P22"/>
      <text:h text:style-name="P33" text:outline-level="1"><text:bookmark-start text:name="__RefHeading___Toc1583_330706588"/>Operating Systems<text:bookmark-end text:name="__RefHeading___Toc1583_330706588"/></text:h>
      <text:p text:style-name="P6"><text:span text:style-name="T14">Glitch</text:span> supports <text:alphabetical-index-mark-start text:id="IMark95600796720000"/><text:span text:style-name="T11">Android</text:span><text:alphabetical-index-mark-end text:id="IMark95600796720000"/><text:span text:style-name="T11">, </text:span><text:alphabetical-index-mark-start text:id="IMark95600734509264"/>FreeBSD<text:alphabetical-index-mark-end text:id="IMark95600734509264"/>, <text:alphabetical-index-mark-start text:id="IMark95600792324752"/>Linux<text:alphabetical-index-mark-end text:id="IMark95600792324752"/>, <text:alphabetical-index-mark-start text:id="IMark95600797256224"/>MacOS<text:alphabetical-index-mark-end text:id="IMark95600797256224"/>, <text:alphabetical-index-mark-start text:id="IMark95600796544912"/><text:span text:style-name="T4">OS/2</text:span><text:alphabetical-index-mark-end text:id="IMark95600796544912"/><text:span text:style-name="T4">, </text:span><text:alphabetical-index-mark-start text:id="IMark95600796717856"/><text:span text:style-name="T4">OpenBSD</text:span><text:alphabetical-index-mark-end text:id="IMark95600796717856"/><text:span text:style-name="T4">, </text:span>and <text:alphabetical-index-mark-start text:id="IMark95600794278368"/>Windows<text:alphabetical-index-mark-end text:id="IMark95600794278368"/>. Generally, <text:span text:style-name="T3">the application</text:span> <text:span text:style-name="T59">is </text:span>compatible with any operating system where <text:span text:style-name="T26">a </text:span><text:span text:style-name="T17">modern </text:span><text:alphabetical-index-mark-start text:id="IMark95600794278448"/>Qt<text:alphabetical-index-mark-end text:id="IMark95600794278448"/> <text:span text:style-name="T17">is </text:span>supported. The software has also been tested on a variety of architectures, including <text:alphabetical-index-mark-start text:id="IMark95600796791168"/><text:span text:style-name="T6">AMD</text:span><text:alphabetical-index-mark-end text:id="IMark95600796791168"/><text:span text:style-name="T6">, </text:span><text:alphabetical-index-mark-start text:id="IMark95600797166848"/>ARM<text:alphabetical-index-mark-end text:id="IMark95600797166848"/>, <text:span text:style-name="T47">Apple Silicon, </text:span><text:alphabetical-index-mark-start text:id="IMark95600794818896"/><text:span text:style-name="T5">PowerPC</text:span><text:alphabetical-index-mark-end text:id="IMark95600794818896"/><text:span text:style-name="T5">, an</text:span><text:span text:style-name="T18">d </text:span><text:alphabetical-index-mark-start text:id="IMark95600796745712"/><text:span text:style-name="T5">S</text:span><text:span text:style-name="T40">PARC</text:span><text:alphabetical-index-mark-end text:id="IMark95600796745712"/><text:span text:style-name="T5">.</text:span></text:p>
      <text:p text:style-name="P9"/>
      <text:h text:style-name="P34" text:outline-level="1"><text:bookmark-start text:name="__RefHeading___Toc2479_3383179068"/>SQL Injections<text:bookmark-end text:name="__RefHeading___Toc2479_3383179068"/></text:h>
      <text:p text:style-name="P7"><text:span text:style-name="T13">All</text:span> <text:span text:style-name="T13">Glitch </text:span><text:alphabetical-index-mark-start text:id="IMark95600796720000"/><text:span text:style-name="T13">SQL</text:span><text:alphabetical-index-mark-end text:id="IMark95600796720000"/><text:span text:style-name="T13"> </text:span>queries are parameterized. Prepared <text:span text:style-name="T7">SQL </text:span>statements are resilient against SQL injections.</text:p>
      <text:p text:style-name="P7"/>
      <text:h text:style-name="P35" text:outline-level="1"><text:bookmark-start text:name="__RefHeading___Toc2479_33831790681"/>Wiring Objects<text:bookmark-end text:name="__RefHeading___Toc2479_33831790681"/></text:h>
      <text:p text:style-name="P14"><text:alphabetical-index-mark-start text:id="IMark95600734509264"/>Wired<text:alphabetical-index-mark-end text:id="IMark95600734509264"/> objects designate a graphical relationship between the wired objects. For example, a variable object wired to a function object suggest<text:span text:style-name="T35">s</text:span> one of two things. For a main-diagram function, a wired variable connected to <text:span text:style-name="T38">the function </text:span><text:span text:style-name="T40">implies</text:span> that the function has one parameter. For a non-main-diagram function, a wired variable (or another object type) suggest<text:span text:style-name="T36">s</text:span> that the function be <text:span text:style-name="T30">issued</text:span> with the wired input. <text:span text:style-name="T52">To wire two objects, click on either the input or output side of </text:span><text:span text:style-name="T66">the first object</text:span><text:span text:style-name="T52"> and then click on the input or output side of the second object. Some objects lack input and output ports. If a wiring indicator is not shown for an object on a hover event over an input port, the object </text:span><text:span text:style-name="T53">is maximally-wired on the input port.</text:span></text:p>
      <text:p text:style-name="P14"/>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0">Index</text:p>
          </text:index-title>
          <text:p text:style-name="P36">AMD<text:tab/>11</text:p>
          <text:p text:style-name="P36">Android<text:tab/>11</text:p>
          <text:p text:style-name="P36">Arduino<text:tab/>3, 5</text:p>
          <text:p text:style-name="P36">ARM<text:tab/>11</text:p>
          <text:p text:style-name="P36">block diagrams<text:tab/>3</text:p>
          <text:p text:style-name="P36">blueprints<text:tab/>3</text:p>
          <text:p text:style-name="P36">Categories<text:tab/>6</text:p>
          <text:p text:style-name="P36">context menu<text:tab/>7</text:p>
          <text:p text:style-name="P36">Copying<text:tab/>7</text:p>
          <text:p text:style-name="P36">FreeBSD<text:tab/>11</text:p>
          <text:p text:style-name="P36">Glitch<text:tab/>3</text:p>
          <text:p text:style-name="P36">Linux<text:tab/>11</text:p>
          <text:p text:style-name="P36">loop()<text:tab/>5</text:p>
          <text:p text:style-name="P36">MacOS<text:tab/>11</text:p>
          <text:p text:style-name="P36">OpenBSD<text:tab/>11</text:p>
          <text:p text:style-name="P36">OS/2<text:tab/>11</text:p>
          <text:p text:style-name="P36">pasting<text:tab/>7</text:p>
          <text:p text:style-name="P36">PowerPC<text:tab/>3, 11</text:p>
          <text:p text:style-name="P36">Qt<text:tab/>11</text:p>
          <text:p text:style-name="P36">Qt 5.5.1<text:tab/>3</text:p>
          <text:p text:style-name="P36">Qt LTS<text:tab/>3</text:p>
          <text:p text:style-name="P36">redo / undo stack<text:tab/>7</text:p>
          <text:p text:style-name="P36">setup()<text:tab/>5</text:p>
          <text:p text:style-name="P36">SPARC<text:tab/>11</text:p>
          <text:p text:style-name="P36">SQL<text:tab/>12</text:p>
          <text:p text:style-name="P36">visual compiler<text:tab/>3</text:p>
          <text:p text:style-name="P36">Windows<text:tab/>11</text:p>
          <text:p text:style-name="P36">Wired<text:tab/>13</text:p>
        </text:index-body>
      </text:alphabetical-index>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1762fa" officeooo:paragraph-rsid="041762fa"/>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litch</text:p>
      </style:header>
      <style:footer>
        <text:p text:style-name="Footer"><text:page-number text:select-page="current">14</text:page-number><text:s/><text:span text:style-name="MT1">of </text:span><text:span text:style-name="MT1"><text:page-count>1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08T08:29:40.094416080</dc:date>
    <meta:editing-duration>P8DT4H56M20S</meta:editing-duration>
    <meta:editing-cycles>1134</meta:editing-cycles>
    <meta:generator>LibreOffice/24.2.7.2$Linux_X86_64 LibreOffice_project/420$Build-2</meta:generator>
    <meta:print-date>2025-04-26T18:43:49.225336202</meta:print-date>
    <meta:printed-by>PDF files</meta:printed-by>
    <meta:document-statistic meta:table-count="0" meta:image-count="0" meta:object-count="0" meta:page-count="14" meta:paragraph-count="71" meta:word-count="708" meta:character-count="4340" meta:non-whitespace-character-count="3703"/>
  </office:meta>
</office:document-meta>
</file>